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OGRAMMA</text:p>
          </table:table-cell>
          <table:table-cell table:style-name="ce1"/>
          <table:table-cell table:style-name="ce1" office:value-type="string" calcext:value-type="string">
            <text:p>PC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EMORIA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INDIRIZZI</text:p>
          </table:table-cell>
          <table:table-cell table:style-name="ce1" office:value-type="string" calcext:value-type="string">
            <text:p>ISTRUZIONE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REGISTRI</text:p>
          </table:table-cell>
          <table:table-cell/>
          <table:table-cell table:style-name="ce1" office:value-type="string" calcext:value-type="string">
            <text:p>INDIRIZZI</text:p>
          </table:table-cell>
          <table:table-cell table:style-name="ce1" office:value-type="string" calcext:value-type="string">
            <text:p>VALORE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iH R1 0x01 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0x01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ADiL R1 0x00 </text:p>
          </table:table-cell>
          <table:table-cell table:number-columns-repeated="2"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0x010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DiH R2 0x00 </text:p>
          </table:table-cell>
          <table:table-cell table:number-columns-repeated="2"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0x010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ADiL R2 0x11</text:p>
          </table:table-cell>
          <table:table-cell table:number-columns-repeated="2"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0x01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RE R1 R2</text:p>
          </table:table-cell>
          <table:table-cell table:number-columns-repeated="2"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0x010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ADiH R1 0x01 </text:p>
          </table:table-cell>
          <table:table-cell table:number-columns-repeated="2"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0x010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ADiL R1 0x00</text:p>
          </table:table-cell>
          <table:table-cell table:number-columns-repeated="2"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0x01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AD R2 R1</text:p>
          </table:table-cell>
          <table:table-cell table:number-columns-repeated="2"/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0x01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ADiH R3 0x01 </text:p>
          </table:table-cell>
          <table:table-cell table:number-columns-repeated="4"/>
          <table:table-cell office:value-type="string" calcext:value-type="string">
            <text:p>0x010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ADiL R3 0x02</text:p>
          </table:table-cell>
          <table:table-cell table:number-columns-repeated="4"/>
          <table:table-cell office:value-type="string" calcext:value-type="string">
            <text:p>0x0109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ADiH R4 0x00 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ADiL R4 0x02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CLO: BEQ R4 R2 PRIMO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V R5 R2 R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L R5 R5 R4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Q R5 R2 NON_PRIMO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 R4 R4 0x01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 CICLO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N_PRIMO: LOADiH R6 0x00 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ADiL R6 0x0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RE R3 R6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 FIN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IMO: LOADiH R6 0x00 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ADiL R6 0x01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RE R3 R6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NE: <text:s/>EN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0:01:15.201000000</meta:creation-date>
    <dc:date>2018-10-25T00:16:32.882000000</dc:date>
    <meta:editing-duration>PT15M17S</meta:editing-duration>
    <meta:editing-cycles>4</meta:editing-cycles>
    <meta:generator>LibreOffice/6.0.4.2$Windows_X86_64 LibreOffice_project/9b0d9b32d5dcda91d2f1a96dc04c645c450872bf</meta:generator>
    <meta:document-statistic meta:table-count="1" meta:cell-count="79" meta:object-count="0"/>
  </office:meta>
</office:document-meta>
</file>